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1.655cm" fo:min-width="3.31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1.605cm" fo:min-width="3.26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88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3.67cm" fo:min-width="24.21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1.02cm" fo:min-width="2.0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2.874cm" fo:min-width="4.5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0.97cm" fo:min-width="2.62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0.97cm" fo:min-width="1.9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ffbf00" draw:textarea-horizontal-align="justify" draw:textarea-vertical-align="middle" draw:auto-grow-height="false" fo:min-height="4.144cm" fo:min-width="5.165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00a933" draw:textarea-horizontal-align="justify" draw:textarea-vertical-align="middle" draw:auto-grow-height="false" fo:min-height="2.239cm" fo:min-width="3.26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00a933" draw:textarea-horizontal-align="justify" draw:textarea-vertical-align="middle" draw:auto-grow-height="false" fo:min-height="0.97cm" fo:min-width="1.99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-color="#00a933" draw:textarea-horizontal-align="justify" draw:textarea-vertical-align="middle" draw:auto-grow-height="false" fo:min-height="2.24cm" fo:min-width="3.2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-color="#00a933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bf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a933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2.27cm" svg:y="6.715cm">
          <text:p text:style-name="P1"><text:span text:style-name="T1">Access Line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2.27cm" svg:y="8.62cm">
          <text:p text:style-name="P1"><text:span text:style-name="T1">Common Line Data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445cm" svg:height="1.038cm" svg:x="1.952cm" svg:y="5.445cm">
          <draw:text-box>
            <text:p text:style-name="P3"><text:span text:style-name="T2">LED Display</text:span></text:p>
          </draw:text-box>
        </draw:frame>
        <draw:custom-shape draw:style-name="gr4" draw:text-style-name="P5" draw:layer="layout" svg:width="24.765cm" svg:height="13.97cm" svg:x="7.35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54cm" svg:height="1.27cm" svg:x="7.985cm" svg:y="7.985cm">
          <text:p text:style-name="P6"><text:span text:style-name="T1">USA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3.174cm" svg:x="14.97cm" svg:y="7.35cm">
          <text:p text:style-name="P6"><text:span text:style-name="T1">Render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27cm" svg:x="11.16cm" svg:y="7.985cm">
          <text:p text:style-name="P6"><text:span text:style-name="T1">LED Data Buff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27cm" svg:x="16.24cm" svg:y="13.065cm">
          <text:p text:style-name="P6"><text:span text:style-name="T1">Timer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1.27cm" svg:x="15.605cm" svg:y="11.16cm">
          <text:p text:style-name="P6"><text:span text:style-name="T1">Brightness Contro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715cm" svg:height="4.444cm" svg:x="14.97cm" svg:y="2.271cm">
          <text:p text:style-name="P6"><text:span text:style-name="T1">Digit Assembl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1.27cm" svg:x="10.525cm" svg:y="4.81cm">
          <text:p text:style-name="P6"><text:span text:style-name="T1">Number Primitiv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2.539cm" svg:x="20.685cm" svg:y="7.35cm">
          <text:p text:style-name="P6"><text:span text:style-name="T1">Time of Da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2" draw:id="id2" draw:layer="layout" svg:width="2.54cm" svg:height="1.27cm" svg:x="25.765cm" svg:y="9.89cm">
          <text:p text:style-name="P6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" draw:id="id1" draw:layer="layout" svg:width="3.81cm" svg:height="2.54cm" svg:x="25.13cm" svg:y="16.875cm">
          <text:p text:style-name="P6"><text:span text:style-name="T1">Rotary Enco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81cm" svg:height="1.27cm" svg:x="20.685cm" svg:y="10.525cm">
          <text:p text:style-name="P6"><text:span text:style-name="T1">TOD Calculato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445cm" svg:height="1.673cm" svg:x="7.35cm" svg:y="14.25cm">
          <draw:text-box>
            <text:p text:style-name="P3"><text:span text:style-name="T2">PIC16LF1826</text:span></text:p>
          </draw:text-box>
        </draw:frame>
        <draw:custom-shape draw:style-name="gr14" draw:text-style-name="P7" draw:layer="layout" svg:width="3.81cm" svg:height="1.27cm" svg:x="25.13cm" svg:y="7.985cm">
          <text:p text:style-name="P6"><text:span text:style-name="T1">Adjust Ti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54cm" svg:height="1.27cm" svg:x="21.32cm" svg:y="12.43cm">
          <text:p text:style-name="P6"><text:span text:style-name="T1">Timer 0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27.035cm" svg:y1="16.875cm" svg:x2="27.035cm" svg:y2="11.16cm" draw:start-shape="id1" draw:start-glue-point="0" draw:end-shape="id2" draw:end-glue-point="2" svg:d="M27035 16875v-5715" svg:viewBox="0 0 1 5716">
          <text:p/>
        </draw:connector>
        <draw:connector draw:style-name="gr16" draw:text-style-name="P5" draw:layer="layout" svg:x1="7.985cm" svg:y1="8.62cm" svg:x2="6.112cm" svg:y2="8.62cm" draw:start-shape="id3" draw:start-glue-point="3" svg:d="M7985 8620h-1873" svg:viewBox="0 0 1874 1">
          <text:p/>
        </draw:connector>
        <draw:frame draw:style-name="gr17" draw:text-style-name="P9" draw:layer="layout" svg:width="15.558cm" svg:height="2.139cm" svg:x="1cm" svg:y="19.32cm">
          <draw:text-box>
            <text:p text:style-name="P8"><text:span text:style-name="T3">Gator Clock Software Block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22:37:06.377000000</meta:creation-date>
    <dc:date>2024-02-17T15:24:40.799000000</dc:date>
    <meta:editing-duration>PT16H47M30S</meta:editing-duration>
    <meta:editing-cycles>10</meta:editing-cycles>
    <meta:generator>LibreOffice/7.5.2.2$Windows_X86_64 LibreOffice_project/53bb9681a964705cf672590721dbc85eb4d0c3a2</meta:generator>
    <meta:document-statistic meta:object-count="21"/>
  </office:meta>
</office:document-meta>
</file>